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5"/>
    <style:style style:name="P3" style:family="paragraph" style:parent-style-name="Standard" style:list-style-name="L5">
      <style:text-properties style:text-position="0% 100%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mical Bonds</text:p>
      <text:list xml:id="list7223795151149347521" text:style-name="L3">
        <text:list-item>
          <text:p text:style-name="P1">Matter:</text:p>
          <text:list>
            <text:list-item>
              <text:p text:style-name="P1">Anything that occupies space and has mass.</text:p>
            </text:list-item>
          </text:list>
        </text:list-item>
      </text:list>
      <text:list xml:id="list2772869012066150461" text:style-name="L3">
        <text:list-item>
          <text:p text:style-name="P1">Element:</text:p>
          <text:list>
            <text:list-item>
              <text:p text:style-name="P1">A substance which cannot be broken down into any other substance by chemical reactions.</text:p>
            </text:list-item>
          </text:list>
        </text:list-item>
        <text:list-item>
          <text:p text:style-name="P1">Compound:</text:p>
          <text:list>
            <text:list-item>
              <text:p text:style-name="P1">A substance composed of 2 or more elements.</text:p>
            </text:list-item>
          </text:list>
        </text:list-item>
        <text:list-item>
          <text:p text:style-name="P1">Atom:</text:p>
          <text:list>
            <text:list-item>
              <text:p text:style-name="P1">The smallest particle of an element that retains the properties of the element.</text:p>
            </text:list-item>
          </text:list>
        </text:list-item>
        <text:list-item>
          <text:p text:style-name="P1">Protons:</text:p>
          <text:list>
            <text:list-item>
              <text:p text:style-name="P1">The number of protons identifies the element (atomic number).</text:p>
            </text:list-item>
            <text:list-item>
              <text:p text:style-name="P1">They have a single positive electrical charge.</text:p>
            </text:list-item>
            <text:list-item>
              <text:p text:style-name="P1">They have a mass of 1 amu (Dalton).</text:p>
            </text:list-item>
            <text:list-item>
              <text:p text:style-name="P1">They are found in the nucleus.</text:p>
            </text:list-item>
          </text:list>
        </text:list-item>
        <text:list-item>
          <text:p text:style-name="P1">Neutrons:</text:p>
          <text:list>
            <text:list-item>
              <text:p text:style-name="P1">The number of neutrons is close to the number of protons, but can vary.</text:p>
            </text:list-item>
            <text:list-item>
              <text:p text:style-name="P1">No electrical charge.</text:p>
            </text:list-item>
            <text:list-item>
              <text:p text:style-name="P1">They have a mass of 1 amu (Dalton).</text:p>
            </text:list-item>
            <text:list-item>
              <text:p text:style-name="P1">They are found in the nucleus as well.</text:p>
            </text:list-item>
          </text:list>
        </text:list-item>
        <text:list-item>
          <text:p text:style-name="P1">Electrons:</text:p>
          <text:list>
            <text:list-item>
              <text:p text:style-name="P1">The number of electrons equals the number of protons in a ground state element.</text:p>
            </text:list-item>
            <text:list-item>
              <text:p text:style-name="P1">An atom which has lost or gained electrons has an electrical charge is an ion.</text:p>
            </text:list-item>
            <text:list-item>
              <text:p text:style-name="P1">They has a single negative charge.</text:p>
            </text:list-item>
            <text:list-item>
              <text:p text:style-name="P1">They are found outside the nucleus.</text:p>
            </text:list-item>
          </text:list>
        </text:list-item>
        <text:list-item>
          <text:p text:style-name="P1">Atomic Mass:</text:p>
          <text:list>
            <text:list-item>
              <text:p text:style-name="P1">The number of protons + the number of neutrons</text:p>
            </text:list-item>
          </text:list>
        </text:list-item>
        <text:list-item>
          <text:p text:style-name="P1">Isotopes:</text:p>
        </text:list-item>
      </text:list>
      <text:p text:style-name="Standard"/>
      <text:p text:style-name="Standard">Carbon 12 – 6 neutrons</text:p>
      <text:p text:style-name="Standard">Carbon 13 – 7 neutrons</text:p>
      <text:p text:style-name="Standard">Carbon 14 – 8 neutrons – radio isotopes</text:p>
      <text:list xml:id="list4674272017304919583" text:style-name="L5">
        <text:list-item>
          <text:p text:style-name="P2">Radio Isotopes:</text:p>
          <text:list>
            <text:list-item>
              <text:p text:style-name="P2">Because they emit radiation, we can use it.</text:p>
            </text:list-item>
          </text:list>
        </text:list-item>
        <text:list-item>
          <text:p text:style-name="P2">Carbon-14:</text:p>
          <text:list>
            <text:list-item>
              <text:p text:style-name="P2"/>
            </text:list-item>
          </text:list>
        </text:list-item>
        <text:list-item>
          <text:p text:style-name="P2">Outer shell:</text:p>
          <text:list>
            <text:list-item>
              <text:p text:style-name="P2">Outer shell is often called a valence shell. A full outer shell = stability.</text:p>
            </text:list-item>
          </text:list>
        </text:list-item>
        <text:list-item>
          <text:p text:style-name="P2">Bonding:</text:p>
          <text:list>
            <text:list-item>
              <text:p text:style-name="P2">Ionic Bond:</text:p>
              <text:list>
                <text:list-item>
                  <text:p text:style-name="P2">The complete loss or gain of electron(s).</text:p>
                </text:list-item>
                <text:list-item>
                  <text:p text:style-name="P2">100% polar (based on charges).</text:p>
                </text:list-item>
                <text:list-item>
                  <text:p text:style-name="P2">Based on electrostatic attraction between oppositely charged ions.</text:p>
                </text:list-item>
                <text:list-item>
                  <text:p text:style-name="P2">Examples:</text:p>
                  <text:list>
                    <text:list-item>
                      <text:p text:style-name="P2">NaCl</text:p>
                    </text:list-item>
                  </text:list>
                </text:list-item>
              </text:list>
            </text:list-item>
            <text:list-item>
              <text:p text:style-name="P2">Covalent bond:</text:p>
              <text:list>
                <text:list-item>
                  <text:p text:style-name="P2"><text:soft-page-break/>Non-polar</text:p>
                </text:list-item>
                <text:list-item>
                  <text:p text:style-name="P2">Equal sharing of electrons.</text:p>
                </text:list-item>
                <text:list-item>
                  <text:p text:style-name="P2">Sharing electrons to complete their outer shell.</text:p>
                </text:list-item>
                <text:list-item>
                  <text:p text:style-name="P2">Examples:</text:p>
                  <text:list>
                    <text:list-item>
                      <text:p text:style-name="P2">H<text:span text:style-name="T1">2</text:span></text:p>
                    </text:list-item>
                    <text:list-item>
                      <text:p text:style-name="P3">O<text:span text:style-name="T1">2</text:span></text:p>
                    </text:list-item>
                    <text:list-item>
                      <text:p text:style-name="P3">CH<text:span text:style-name="T1">4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Ionic substances:</text:p>
          <text:list>
            <text:list-item>
              <text:p text:style-name="P2">They form crystals</text:p>
            </text:list-item>
            <text:list-item>
              <text:p text:style-name="P2">If you put them in water, they break apart.</text:p>
            </text:list-item>
            <text:list-item>
              <text:p text:style-name="P2">They tend to be metal and non-metal.</text:p>
            </text:list-item>
          </text:list>
        </text:list-item>
        <text:list-item>
          <text:p text:style-name="P2">Electronegativity:</text:p>
          <text:list>
            <text:list-item>
              <text:p text:style-name="P2">The more electronegativity, the more strongly it pulls shared electrons toward eachother</text:p>
            </text:list-item>
          </text:list>
        </text:list-item>
        <text:list-item>
          <text:p text:style-name="P2">Polar Covalent:</text:p>
          <text:list>
            <text:list-item>
              <text:p text:style-name="P2">Unequal sharing</text:p>
            </text:list-item>
            <text:list-item>
              <text:p text:style-name="P2">Examples:</text:p>
              <text:list>
                <text:list-item>
                  <text:p text:style-name="P2">H<text:span text:style-name="T1">2</text:span><text:span text:style-name="T2">O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09-18T13:04:05.78</meta:creation-date>
    <dc:date>2017-09-18T14:15:28.17</dc:date>
    <dc:creator>Timothy Cayer</dc:creator>
    <meta:editing-duration>PT1H11M21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60" meta:word-count="351" meta:character-count="1791"/>
  </office:meta>
</office:document-meta>
</file>